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25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1" style:family="paragraph">
      <style:paragraph-properties fo:margin-left="0cm" fo:margin-right="0cm" fo:text-align="center" fo:text-indent="0cm"/>
      <style:text-properties fo:font-size="16pt"/>
    </style:style>
    <style:style style:name="P2" style:family="paragraph">
      <style:paragraph-properties fo:margin-left="0cm" fo:margin-right="0cm" fo:text-indent="0cm"/>
      <style:text-properties fo:font-size="16pt"/>
    </style:style>
    <style:style style:name="P3" style:family="paragraph">
      <style:text-properties fo:font-size="1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.082cm" svg:height="1.614cm" svg:x="6.519cm" svg:y="0.677cm">
          <text:p text:style-name="P1"><text:span text:style-name="T1">account</text:span></text:p>
          <text:p text:style-name="P1"><text:span text:style-name="T1">manager</text:span></text:p>
        </draw:rect>
        <draw:rect draw:style-name="gr1" draw:text-style-name="P1" draw:layer="layout" svg:width="2.566cm" svg:height="1.543cm" svg:x="6.807cm" svg:y="3.161cm">
          <text:p text:style-name="P1"><text:span text:style-name="T1">BOINC</text:span></text:p>
          <text:p text:style-name="P1"><text:span text:style-name="T1">client</text:span></text:p>
        </draw:rect>
        <draw:frame draw:style-name="gr2" draw:text-style-name="P3" draw:layer="layout" svg:width="3.169cm" svg:height="0.882cm" svg:x="0.838cm" svg:y="1.91cm">
          <draw:text-box>
            <text:p text:style-name="P2"><text:span text:style-name="T1">Participant</text:span></text:p>
          </draw:text-box>
        </draw:frame>
        <draw:rect draw:style-name="gr1" draw:text-style-name="P4" draw:layer="layout" svg:width="3.405cm" svg:height="1.762cm" svg:x="12.546cm" svg:y="2.037cm">
          <text:p text:style-name="P6"/>
        </draw:rect>
        <draw:line draw:style-name="gr3" draw:text-style-name="P5" draw:layer="layout" svg:x1="4.267cm" svg:y1="1.783cm" svg:x2="6.505cm" svg:y2="1.148cm">
          <text:p text:style-name="P6"/>
        </draw:line>
        <draw:line draw:style-name="gr3" draw:text-style-name="P4" draw:layer="layout" svg:x1="9.669cm" svg:y1="1.148cm" svg:x2="11.633cm" svg:y2="1.439cm">
          <text:p text:style-name="P6"/>
        </draw:line>
        <draw:line draw:style-name="gr3" draw:text-style-name="P4" draw:layer="layout" svg:x1="4.394cm" svg:y1="2.926cm" svg:x2="6.807cm" svg:y2="3.979cm">
          <text:p text:style-name="P6"/>
        </draw:line>
        <draw:line draw:style-name="gr3" draw:text-style-name="P4" draw:layer="layout" svg:x1="8.204cm" svg:y1="3.18cm" svg:x2="8.204cm" svg:y2="2.253cm">
          <text:p text:style-name="P6"/>
        </draw:line>
        <draw:frame draw:style-name="gr2" draw:text-style-name="P3" draw:layer="layout" svg:width="0.815cm" svg:height="0.882cm" svg:x="8.204cm" svg:y="2.418cm">
          <draw:text-box>
            <text:p text:style-name="P6"><text:span text:style-name="T1">5</text:span></text:p>
          </draw:text-box>
        </draw:frame>
        <draw:frame draw:style-name="gr4" draw:text-style-name="P2" draw:layer="layout" svg:width="0.815cm" svg:height="0.889cm" svg:x="4.902cm" svg:y="3.18cm">
          <draw:text-box>
            <text:p text:style-name="P6"><text:span text:style-name="T1">4</text:span></text:p>
          </draw:text-box>
        </draw:frame>
        <draw:frame draw:style-name="gr2" draw:text-style-name="P3" draw:layer="layout" svg:width="0.815cm" svg:height="0.882cm" svg:x="5.103cm" svg:y="1.529cm">
          <draw:text-box>
            <text:p text:style-name="P6"><text:span text:style-name="T1">3</text:span></text:p>
          </draw:text-box>
        </draw:frame>
        <draw:frame draw:style-name="gr5" draw:text-style-name="P2" draw:layer="layout" svg:width="0.815cm" svg:height="0.882cm" svg:x="10.31cm" svg:y="1.282cm">
          <draw:text-box>
            <text:p text:style-name="P6"><text:span text:style-name="T1">2</text:span></text:p>
          </draw:text-box>
        </draw:frame>
        <draw:frame draw:style-name="gr2" draw:text-style-name="P3" draw:layer="layout" svg:width="0.815cm" svg:height="0.882cm" svg:x="4.267cm" svg:y="0.894cm">
          <draw:text-box>
            <text:p text:style-name="P6"><text:span text:style-name="T1">1</text:span></text:p>
          </draw:text-box>
        </draw:frame>
        <draw:rect draw:style-name="gr1" draw:text-style-name="P4" draw:layer="layout" svg:width="3.405cm" svg:height="1.762cm" svg:x="12.141cm" svg:y="1.529cm">
          <text:p text:style-name="P6"/>
        </draw:rect>
        <draw:rect draw:style-name="gr1" draw:text-style-name="P1" draw:layer="layout" svg:width="3.405cm" svg:height="1.762cm" svg:x="11.657cm" svg:y="1.021cm">
          <text:p text:style-name="P1"><text:span text:style-name="T1">project</text:span></text:p>
          <text:p text:style-name="P1"><text:span text:style-name="T1">server</text:span></text:p>
        </draw:rect>
        <draw:line draw:style-name="gr3" draw:text-style-name="P5" draw:layer="layout" svg:x1="4.394cm" svg:y1="2.418cm" svg:x2="6.426cm" svg:y2="2.164cm">
          <text:p text:style-name="P6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22.252cm" fo:margin-left="0.457cm" fo:margin-right="4.616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5$Win32 OpenOffice.org_project/680m95$Build-8900</meta:generator>
    <meta:initial-creator>David Anderson</meta:initial-creator>
    <meta:creation-date>2005-09-28T10:20:02</meta:creation-date>
    <dc:creator>David Anderson</dc:creator>
    <dc:date>2005-09-28T10:31:15</dc:date>
    <dc:language>en-US</dc:language>
    <meta:editing-cycles>2</meta:editing-cycles>
    <meta:editing-duration>PT11M14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